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19" style:family="paragraph" style:parent-style-name="Table_20_Heading">
      <style:text-properties fo:language="ru" fo:country="RU"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fo:font-style="italic" style:font-style-asian="italic" style:font-style-complex="italic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QL</text:p>
      <text:p text:style-name="Standard"><text:span text:style-name="T2"/></text:p>
      <text:p text:style-name="Standard"><text:span text:style-name="T2">SELECT ... FROM </text:span>... - извелечение данных (столбца) из таблицы</text:p>
      <text:p text:style-name="Standard">(<text:span text:style-name="T2">SELECT</text:span><text:span text:style-name="T4">) </text:span><text:span text:style-name="T2">DISTINCT</text:span> ... - фильтр, возвращающие только уникальные значения</text:p>
      <text:p text:style-name="Standard">(<text:span text:style-name="T2">SELECT</text:span>) <text:span text:style-name="T2">TOP .5</text:span>. ... - выборка из пяти первых строк таблицы</text:p>
      <text:p text:style-name="Standard">(<text:span text:style-name="T3">SELECT</text:span> ... <text:span text:style-name="T2">FROM</text:span> ...) <text:span text:style-name="T2">LIMIT</text:span> <text:span text:style-name="T2">.5. OFFSET .5.</text:span> - вернёт пять строк начиная с 5 строки. Первое число - кол-во строк для извлечения,</text:p>
      <text:p text:style-name="Standard">второе - с какой строки начать.</text:p>
      <text:p text:style-name="Standard">(--), (#), (/* */) - коментарии в SQL</text:p>
      <text:p text:style-name="Standard"/>
      <text:p text:style-name="Standard">В теории реляционных баз данных говорится, что порядок извлечения данных не имеет значения, если не указан порядок сортировки.</text:p>
      <text:p text:style-name="Standard"/>
      <text:p text:style-name="Standard">Инструкции SQL состоят из предложений, одни из которых обязательны, другие нет. <text:s text:c="10"/></text:p>
      <text:p text:style-name="Standard"/>
      <text:p text:style-name="Standard"><text:tab/><text:tab/><text:tab/><text:tab/><text:tab/><text:span text:style-name="T20">ФИЛЬТРАЦИЯ </text:span></text:p>
      <text:p text:style-name="Standard"/>
      <text:p text:style-name="Standard">(<text:span text:style-name="T2">SELECT ... FROM </text:span>...) <text:span text:style-name="T2">ORDER BY </text:span>..., (...) - сортировка в алфавитном порядке, предложение <text:span text:style-name="T5">ОБЯЗАТЕЛЬНО</text:span> должно стоять в конце запроса.</text:p>
      <text:p text:style-name="Standard"/>
      <text:p text:style-name="Standard">""<text:span text:style-name="T2">SELECT prod_id, prod_price, prod_name</text:span></text:p>
      <text:p text:style-name="P2">FROM Products </text:p>
      <text:p text:style-name="Standard"><text:span text:style-name="T2">ORDER BY 2, 3;</text:span>"" - сортировка по относительному номеру в <text:span text:style-name="T2">SELECT</text:span></text:p>
      <text:p text:style-name="Standard"/>
      <text:p text:style-name="Standard">""<text:span text:style-name="T2">SELECT prod_id, prod_price, prod_name</text:span></text:p>
      <text:p text:style-name="P2">FROM Products </text:p>
      <text:p text:style-name="Standard"><text:span text:style-name="T2">ORDER BY prod_price DESC, prod_name;</text:span>"" - <text:span text:style-name="T2">DESC</text:span> фильтрует столбец по убыванию и только тот столбец, после которого оно стоит,</text:p>
      <text:p text:style-name="Standard">ASC - сортировка по возрастанию.</text:p>
      <text:p text:style-name="Standard"/>
      <text:p text:style-name="Standard">""<text:span text:style-name="T1">SELECT prod_name, prod_price</text:span></text:p>
      <text:p text:style-name="P1">FROM Products</text:p>
      <text:p text:style-name="Standard"><text:span text:style-name="T1">WHERE prod_price = 3.49;</text:span>"" - <text:span text:style-name="T2">WHERE</text:span> условие отбора</text:p>
      <text:p text:style-name="Standard"/>
      <text:p text:style-name="P4">Таблица 4.1 (стр. 49) <text:span text:style-name="T7">Операторы в предложении</text:span> <text:span text:style-name="T10">WHERE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9">Оператор</text:p>
          </table:table-cell>
          <table:table-cell table:style-name="Таблица1.B1" office:value-type="string">
            <text:p text:style-name="P5">Проверка</text:p>
          </table:table-cell>
        </table:table-row>
        <table:table-row>
          <table:table-cell table:style-name="Таблица1.A2" office:value-type="string">
            <text:p text:style-name="P16"><text:span text:style-name="T9">=</text:span></text:p>
          </table:table-cell>
          <table:table-cell table:style-name="Таблица1.B2" office:value-type="string">
            <text:p text:style-name="P15">Равенство</text:p>
          </table:table-cell>
        </table:table-row>
        <table:table-row>
          <table:table-cell table:style-name="Таблица1.A2" office:value-type="string">
            <text:p text:style-name="P17">&lt;&gt;</text:p>
          </table:table-cell>
          <table:table-cell table:style-name="Таблица1.B2" office:value-type="string">
            <text:p text:style-name="P15">Неравенство <text:span text:style-name="T9">(</text:span>НЕ равно)</text:p>
          </table:table-cell>
        </table:table-row>
        <table:table-row>
          <table:table-cell table:style-name="Таблица1.A2" office:value-type="string">
            <text:p text:style-name="P14">!<text:span text:style-name="T9">=</text:span></text:p>
          </table:table-cell>
          <table:table-cell table:style-name="Таблица1.B2" office:value-type="string">
            <text:p text:style-name="P15">Неравенство (НЕ равно)</text:p>
          </table:table-cell>
        </table:table-row>
        <table:table-row>
          <table:table-cell table:style-name="Таблица1.A2" office:value-type="string">
            <text:p text:style-name="P17">&lt;</text:p>
          </table:table-cell>
          <table:table-cell table:style-name="Таблица1.B2" office:value-type="string">
            <text:p text:style-name="P15">Меньше</text:p>
          </table:table-cell>
        </table:table-row>
        <table:table-row>
          <table:table-cell table:style-name="Таблица1.A2" office:value-type="string">
            <text:p text:style-name="P17">&lt;=</text:p>
          </table:table-cell>
          <table:table-cell table:style-name="Таблица1.B2" office:value-type="string">
            <text:p text:style-name="P15">Меньше или равно</text:p>
          </table:table-cell>
        </table:table-row>
        <table:table-row>
          <table:table-cell table:style-name="Таблица1.A2" office:value-type="string">
            <text:p text:style-name="P14">!<text:span text:style-name="T9">&lt;</text:span></text:p>
          </table:table-cell>
          <table:table-cell table:style-name="Таблица1.B2" office:value-type="string">
            <text:p text:style-name="P15">Не меньше</text:p>
          </table:table-cell>
        </table:table-row>
        <table:table-row>
          <table:table-cell table:style-name="Таблица1.A2" office:value-type="string">
            <text:p text:style-name="P17">&gt;</text:p>
          </table:table-cell>
          <table:table-cell table:style-name="Таблица1.B2" office:value-type="string">
            <text:p text:style-name="P15">Больше</text:p>
          </table:table-cell>
        </table:table-row>
        <table:table-row>
          <table:table-cell table:style-name="Таблица1.A2" office:value-type="string">
            <text:p text:style-name="P17">&gt;=</text:p>
          </table:table-cell>
          <table:table-cell table:style-name="Таблица1.B2" office:value-type="string">
            <text:p text:style-name="P15">Больше или равно</text:p>
          </table:table-cell>
        </table:table-row>
        <table:table-row>
          <table:table-cell table:style-name="Таблица1.A2" office:value-type="string">
            <text:p text:style-name="P14">!<text:span text:style-name="T9">&gt;</text:span></text:p>
          </table:table-cell>
          <table:table-cell table:style-name="Таблица1.B2" office:value-type="string">
            <text:p text:style-name="P15">Не больше</text:p>
          </table:table-cell>
        </table:table-row>
        <table:table-row>
          <table:table-cell table:style-name="Таблица1.A2" office:value-type="string">
            <text:p text:style-name="P18">BETWEEN</text:p>
          </table:table-cell>
          <table:table-cell table:style-name="Таблица1.B2" office:value-type="string">
            <text:p text:style-name="P15">Вхождение в диапазон</text:p>
          </table:table-cell>
        </table:table-row>
        <table:table-row>
          <table:table-cell table:style-name="Таблица1.A2" office:value-type="string">
            <text:p text:style-name="P18">IS NULL</text:p>
          </table:table-cell>
          <table:table-cell table:style-name="Таблица1.B2" office:value-type="string">
            <text:p text:style-name="P15">Значение <text:span text:style-name="T10">NULL</text:span></text:p>
          </table:table-cell>
        </table:table-row>
      </table:table>
      <text:p text:style-name="Standard"><text:soft-page-break/></text:p>
      <text:p text:style-name="Standard"/>
      <text:p text:style-name="P3"/>
      <text:p text:style-name="P3">Для определения строки в условии используются только одинарные кавычки.</text:p>
      <text:p text:style-name="P3"/>
      <text:p text:style-name="P10"><text:span text:style-name="T2">WHERE</text:span> … <text:span text:style-name="T2">BETWEEN .5. AND .10.</text:span> - <text:span text:style-name="T14">синтаксис поиска </text:span><text:span text:style-name="T15">ДИАПОЗОНА</text:span><text:span text:style-name="T14"> значений.</text:span></text:p>
      <text:p text:style-name="P10"><text:span text:style-name="T2">WHERE</text:span> <text:span text:style-name="T2">... IS NULL</text:span> – <text:span text:style-name="T14">ищет пустые строки (где нет абсолютно ничего).</text:span> </text:p>
      <text:p text:style-name="P10"><text:span text:style-name="T2">WHERE</text:span> <text:span text:style-name="T14">&lt;условие&gt; </text:span><text:span text:style-name="T2">AND</text:span> <text:span text:style-name="T14">&lt;условие&gt; - оператор </text:span><text:span text:style-name="T2">AND</text:span> <text:span text:style-name="T14">возвращает строки, удовлетворяющие все условия.</text:span></text:p>
      <text:p text:style-name="P10"><text:span text:style-name="T16">WHERE </text:span><text:span text:style-name="T14">&lt;условие&gt; </text:span><text:span text:style-name="T16">OR</text:span><text:span text:style-name="T14"> &lt;условие&gt; </text:span>- <text:span text:style-name="T14">извлекает только те строки, которые удовлетворяют хотя бы одному.</text:span></text:p>
      <text:p text:style-name="P5">Порядок выполнения операторов</text:p>
      <text:p text:style-name="P5">( ) →<text:span text:style-name="T9"> AND → OR</text:span></text:p>
      <text:p text:style-name="P6"><text:span text:style-name="T9"/></text:p>
      <text:p text:style-name="P7"><text:span text:style-name="T9">WHERE vend_id <text:s/>IN ('DLL01', 'BRS01') – </text:span><text:span text:style-name="T4">оператор </text:span><text:span text:style-name="T9">IN</text:span><text:span text:style-name="T11">, </text:span><text:span text:style-name="T4">используется для указания списка значений, обрабатываемых так же, как это делается в случае применения оператора </text:span><text:span text:style-name="T9">OR</text:span><text:span text:style-name="T11">.</text:span></text:p>
      <text:p text:style-name="P7"><text:span text:style-name="T11"/></text:p>
      <text:p text:style-name="P7"><text:span text:style-name="T11">WHERE NOT vend_id <text:s/>= 'DLL01' —</text:span><text:span text:style-name="T4"> оператор </text:span><text:span text:style-name="T9">NOT </text:span><text:span text:style-name="T4">применяется в предложении </text:span><text:span text:style-name="T9">WHERE</text:span></text:p>
      <text:p text:style-name="P7"><text:span text:style-name="T4"><text:s/>для отрицания какого-либо условия</text:span>.</text:p>
      <text:p text:style-name="P7"><text:span text:style-name="T11"/></text:p>
      <text:p text:style-name="P7"><text:span text:style-name="T5">Метасимволы</text:span><text:span text:style-name="T4"> - специальные символы, применяемые для поиска части значения.</text:span></text:p>
      <text:p text:style-name="P7"><text:span text:style-name="T4"/></text:p>
      <text:p text:style-name="P8"><text:span text:style-name="T4">Шаблон поиска —</text:span><text:span text:style-name="T6"> условие отбора строк, состоящее из текста, метасимволов и любой их комбинации.</text:span></text:p>
      <text:p text:style-name="P8"><text:span text:style-name="T6"/></text:p>
      <text:p text:style-name="P11"><text:span text:style-name="T8">LIKE – </text:span><text:span text:style-name="T18">это предикат, а не оператор. Предикат — задаёт размер множества проверяемых значений.</text:span></text:p>
      <text:p text:style-name="P12"><text:span text:style-name="T17">Метасимвол «знак процента» (%)</text:span></text:p>
      <text:p text:style-name="P7"><text:span text:style-name="T4">В </text:span><text:span text:style-name="T11">Microsoft Access </text:span><text:span text:style-name="T4">используется (*) вместо (%).</text:span></text:p>
      <text:p text:style-name="P11"><text:span text:style-name="T19">WHERE prod_name LIKE 'Fish%' </text:span></text:p>
      <text:p text:style-name="P11"><text:span text:style-name="T19">WHERE prod_name LIKE 'F%y'</text:span></text:p>
      <text:p text:style-name="P11"><text:span text:style-name="T19">WHERE prod_name LIKE '%bean bag%' - м</text:span><text:span text:style-name="T18">етасимвол «знак процента» (%) означает найти </text:span><text:span text:style-name="T17">все вхождения</text:span><text:span text:style-name="T18"> любого символа и ищет добуквенные совпадения, включая регистр.</text:span></text:p>
      <text:p text:style-name="P11"><text:span text:style-name="T18"/></text:p>
      <text:p text:style-name="P8"><text:span text:style-name="T4">Примечание</text:span><text:span text:style-name="T6">: некоторые СУБД дополняют строки пробелами, поэтому </text:span><text:span text:style-name="T13">'F%y'</text:span><text:span text:style-name="T12"> </text:span><text:span text:style-name="T6">не найдёт строку, лучше будет использовать </text:span><text:span text:style-name="T13">'F%y%'.</text:span></text:p>
      <text:p text:style-name="P8"><text:span text:style-name="T4">Примечание: </text:span><text:span text:style-name="T13">WHERE prod_name LIKE '%' </text:span><text:span text:style-name="T6">не позволит отобрать строку, в которой в поле названия товара содержится </text:span><text:span text:style-name="T13">NULL</text:span><text:span text:style-name="T12">.</text:span></text:p>
      <text:p text:style-name="P8"><text:span text:style-name="T12"/></text:p>
      <text:p text:style-name="P9"><text:span text:style-name="T4">Метасимвол «знак подчеркивания» (_)</text:span></text:p>
      <text:p text:style-name="P7"><text:span text:style-name="T4">В </text:span><text:span text:style-name="T11">Microsoft Access </text:span><text:span text:style-name="T4">используется (?) вместо (_).</text:span></text:p>
      <text:p text:style-name="P7">WHERE prod_name LIKE '__ inch teddy bear%' <text:span text:style-name="T9">- </text:span><text:span text:style-name="T4">«знак подчеркивания» (_) означает поиск </text:span><text:span text:style-name="T5">одного</text:span><text:span text:style-name="T4"> символа, а не любых символов как (%).</text:span></text:p>
      <text:p text:style-name="P7"><text:span text:style-name="T4"/></text:p>
      <text:p text:style-name="P9"><text:span text:style-name="T4">Метасимвол «квадратные скобки» (</text:span><text:span text:style-name="T11">[])</text:span></text:p>
      <text:p text:style-name="P7"><text:span text:style-name="T4">Метасимвол «квадратные скобки» (</text:span><text:span text:style-name="T11">[]) </text:span><text:span text:style-name="T4">поддерживают </text:span><text:span text:style-name="T11">Microsoft Access </text:span><text:span text:style-name="T4">и </text:span><text:span text:style-name="T11">Microsoft SQL Server.</text:span></text:p>
      <text:p text:style-name="P7"><text:span text:style-name="T9">WHERE cust_contact LIKE '[JM]%' - </text:span><text:span text:style-name="T4">ищет все строки, в которых имена начинаются на одну из указанных букв, но при этом учитывается лишь только один символ.</text:span></text:p>
      <text:p text:style-name="P7">WHERE cust_contact LIKE '[^JM]%' <text:span text:style-name="T4">- символ «</text:span><text:span text:style-name="T11">^ </text:span><text:span text:style-name="T4">» означает инверсию: происходит поиск строк не начинающихся с этих букв.</text:span></text:p>
      <text:p text:style-name="P7"><text:span text:style-name="T4">В </text:span><text:span text:style-name="T11">Microsoft Access </text:span><text:span text:style-name="T4">вместо «</text:span><text:span text:style-name="T11">^</text:span><text:span text:style-name="T4">» используют «!».</text:span></text:p>
      <text:p text:style-name="P7"><text:span text:style-name="T4"><text:s/></text:span></text:p>
      <text:p text:style-name="P7"><text:soft-page-break/><text:span text:style-name="T11"/></text:p>
      <text:p text:style-name="P8"><text:span text:style-name="T11"/></text:p>
      <text:p text:style-name="P9"><text:span text:style-name="T11"/></text:p>
      <text:p text:style-name="P8"><text:span text:style-name="T11"/></text:p>
      <text:p text:style-name="P7"><text:span text:style-name="T4"/></text:p>
      <text:p text:style-name="P7"><text:span text:style-name="T4"/></text:p>
      <text:p text:style-name="P11"><text:span text:style-name="T18"/></text:p>
      <text:p text:style-name="P10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6M29S</meta:editing-duration>
    <meta:editing-cycles>16</meta:editing-cycles>
    <meta:generator>OpenOffice/4.1.13$Win32 OpenOffice.org_project/4113m1$Build-9810</meta:generator>
    <dc:date>2022-09-30T14:00:53.28</dc:date>
    <meta:document-statistic meta:table-count="1" meta:image-count="0" meta:object-count="0" meta:page-count="3" meta:paragraph-count="75" meta:word-count="539" meta:character-count="3559"/>
    <meta:user-defined meta:name="Info 1"/>
    <meta:user-defined meta:name="Info 2"/>
    <meta:user-defined meta:name="Info 3"/>
    <meta:user-defined meta:name="Info 4"/>
  </office:meta>
</office:document-meta>
</file>